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C9CF18445B70C18.jpg" manifest:media-type="image/jpeg"/>
  <manifest:file-entry manifest:full-path="Pictures/10000201000006810000011A5266145C97013EE6.png" manifest:media-type="image/png"/>
  <manifest:file-entry manifest:full-path="Pictures/100002010000023A000003060DE3079EDB5DC8BA.png" manifest:media-type="image/png"/>
  <manifest:file-entry manifest:full-path="Pictures/1000020100000618000004AF87788DD9CFC7F3C4.png" manifest:media-type="image/png"/>
  <manifest:file-entry manifest:full-path="Pictures/100000000000078000000438A483A881F3420C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14cm, 0cm, 1.014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175cm, 0cm, 7.589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draw:frame draw:style-name="gr1" draw:text-style-name="P2" draw:layer="layout" svg:width="27.999cm" svg:height="21.001cm" svg:x="0.001cm" svg:y="-0.001cm">
          <draw:image xlink:href="Pictures/100000000000078000000438A483A881F3420C41.jpg" xlink:type="simple" xlink:show="embed" xlink:actuate="onLoad" loext:mime-type="image/jpeg">
            <text:p/>
          </draw:image>
        </draw:frame>
        <draw:frame draw:name="Picture 5" draw:style-name="gr2" draw:text-style-name="P3" draw:layer="layout" svg:width="4.216cm" svg:height="3.828cm" svg:x="1.732cm" svg:y="1.396cm">
          <draw:image xlink:href="Pictures/1000020100000618000004AF87788DD9CFC7F3C4.png" xlink:type="simple" xlink:show="embed" xlink:actuate="onLoad" loext:mime-type="image/png">
            <text:p/>
          </draw:image>
        </draw:frame>
        <draw:frame draw:name="Picture 9" draw:style-name="gr3" draw:text-style-name="P3" draw:layer="layout" svg:width="2.316cm" svg:height="3.145cm" svg:x="23.368cm" svg:y="1.681cm">
          <draw:image xlink:href="Pictures/100002010000023A000003060DE3079EDB5DC8BA.png" xlink:type="simple" xlink:show="embed" xlink:actuate="onLoad" loext:mime-type="image/png">
            <text:p/>
          </draw:image>
        </draw:frame>
        <draw:frame draw:name="Picture 11" draw:style-name="gr3" draw:text-style-name="P3" draw:layer="layout" svg:width="8.639cm" svg:height="1.462cm" svg:x="9.914cm" svg:y="5.394cm">
          <draw:image xlink:href="Pictures/10000201000006810000011A5266145C97013EE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1T0" presentation:use-date-time-name="dtd1">
        <office:forms form:automatic-focus="false" form:apply-design-mode="false"/>
        <draw:frame draw:style-name="gr5" draw:text-style-name="P2" draw:layer="layout" svg:width="27.999cm" svg:height="21.035cm" svg:x="0cm" svg:y="-0.035cm">
          <draw:image xlink:href="Pictures/100000000000078000000438AC9CF18445B70C18.jpg" xlink:type="simple" xlink:show="embed" xlink:actuate="onLoad" loext:mime-type="image/jpeg">
            <text:p/>
          </draw:image>
        </draw:frame>
        <draw:frame draw:name="Picture 5_0" draw:style-name="gr2" draw:text-style-name="P3" draw:layer="layout" svg:width="4.216cm" svg:height="3.828cm" svg:x="1.732cm" svg:y="1.396cm">
          <draw:image xlink:href="Pictures/1000020100000618000004AF87788DD9CFC7F3C4.png" xlink:type="simple" xlink:show="embed" xlink:actuate="onLoad" loext:mime-type="image/png">
            <text:p/>
          </draw:image>
        </draw:frame>
        <draw:frame draw:name="Picture 9_0" draw:style-name="gr3" draw:text-style-name="P3" draw:layer="layout" svg:width="2.316cm" svg:height="3.145cm" svg:x="23.368cm" svg:y="1.681cm">
          <draw:image xlink:href="Pictures/100002010000023A000003060DE3079EDB5DC8BA.png" xlink:type="simple" xlink:show="embed" xlink:actuate="onLoad" loext:mime-type="image/png">
            <text:p/>
          </draw:image>
        </draw:frame>
        <draw:frame draw:name="Picture 11_0" draw:style-name="gr3" draw:text-style-name="P3" draw:layer="layout" svg:width="8.639cm" svg:height="1.462cm" svg:x="9.914cm" svg:y="5.394cm">
          <draw:image xlink:href="Pictures/10000201000006810000011A5266145C97013EE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7:18:12.397466269</meta:creation-date>
    <meta:editing-duration>PT16M15S</meta:editing-duration>
    <meta:editing-cycles>4</meta:editing-cycles>
    <meta:generator>LibreOffice/6.4.6.2$Linux_X86_64 LibreOffice_project/40$Build-2</meta:generator>
    <dc:title>Alizarin</dc:title>
    <dc:date>2021-03-19T09:07:40.397870050</dc:date>
    <meta:document-statistic meta:object-count="51"/>
  </office:meta>
</office:document-meta>
</file>